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3" style:family="graphic" style:parent-style-name="standard">
      <style:graphic-properties draw:stroke="solid" svg:stroke-width="0cm" svg:stroke-color="#000000" draw:fill-color="#ff0000" draw:textarea-horizontal-align="justify" draw:textarea-vertical-align="middle" draw:auto-grow-height="false" fo:min-height="0.073cm" fo:min-width="0cm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5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6" style:family="graphic" style:parent-style-name="standard">
      <style:graphic-properties draw:stroke="none" draw:fill-color="#bebebe" draw:textarea-horizontal-align="justify" draw:textarea-vertical-align="middle" draw:auto-grow-height="false" fo:min-height="0.393cm" fo:min-width="0.029cm"/>
    </style:style>
    <style:style style:name="gr7" style:family="graphic" style:parent-style-name="standard">
      <style:graphic-properties draw:stroke="none" draw:fill-color="#bebebe" draw:textarea-horizontal-align="justify" draw:textarea-vertical-align="middle" draw:auto-grow-height="false" fo:min-height="0.203cm" fo:min-width="0cm"/>
    </style:style>
    <style:style style:name="gr8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9" style:family="graphic" style:parent-style-name="standard">
      <style:graphic-properties draw:stroke="none" draw:fill-color="#fa0100" draw:textarea-horizontal-align="justify" draw:textarea-vertical-align="middle" draw:auto-grow-height="false" fo:min-height="0.279cm" fo:min-width="3.405cm"/>
    </style:style>
    <style:style style:name="gr10" style:family="graphic" style:parent-style-name="standard">
      <style:graphic-properties draw:stroke="none" svg:stroke-width="0cm" draw:marker-start="" draw:stroke-linejoin="round" draw:fill-color="#fa0100" draw:textarea-horizontal-align="justify" draw:textarea-vertical-align="middle" draw:auto-grow-height="false" fo:min-height="0.406cm" fo:min-width="0.156cm"/>
    </style:style>
    <style:style style:name="gr11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cm" fo:min-width="2.417cm"/>
    </style:style>
    <style:style style:name="gr12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.173cm" fo:min-width="0cm"/>
    </style:style>
    <style:style style:name="gr13" style:family="graphic" style:parent-style-name="standard">
      <style:graphic-properties svg:stroke-color="#131313" draw:fill-color="#fffcff" draw:textarea-horizontal-align="justify" draw:textarea-vertical-align="middle" draw:auto-grow-height="false" fo:min-height="0cm" fo:min-width="2.535cm"/>
    </style:style>
    <style:style style:name="gr14" style:family="graphic" style:parent-style-name="standard">
      <style:graphic-properties svg:stroke-color="#131313" draw:fill-color="#fffcff" draw:textarea-horizontal-align="justify" draw:textarea-vertical-align="middle" draw:auto-grow-height="false" fo:min-height="0.173cm" fo:min-width="0cm"/>
    </style:style>
    <style:style style:name="gr15" style:family="graphic" style:parent-style-name="standard">
      <style:graphic-properties draw:stroke="solid" svg:stroke-color="#000000" draw:fill-color="#00ff00" draw:textarea-horizontal-align="justify" draw:textarea-vertical-align="middle" draw:auto-grow-height="false" fo:min-height="0.073cm" fo:min-width="0cm"/>
    </style:style>
    <style:style style:name="gr16" style:family="graphic" style:parent-style-name="standard">
      <style:graphic-properties draw:stroke="solid" svg:stroke-color="#000000" draw:fill-color="#ff9600" draw:textarea-horizontal-align="justify" draw:textarea-vertical-align="middle" draw:auto-grow-height="false" fo:min-height="0.0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a0100"/>
      <style:paragraph-properties fo:text-align="center"/>
    </style:style>
    <style:style style:name="P6" style:family="paragraph">
      <loext:graphic-properties draw:fill-color="#fffcff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29cm" svg:height="0.641cm" draw:transform="rotate (0.785398163397448) translate (17.078cm 17.56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16.867cm 17.7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7.225cm 17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54cm" svg:height="0.455cm" draw:transform="rotate (0.785398163397448) translate (17.363cm 17.4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16.993cm 17.7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12.078cm 17.56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11.867cm 17.7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2.225cm 17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54cm" svg:height="0.455cm" draw:transform="rotate (0.785398163397448) translate (12.363cm 17.4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11.993cm 17.7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7.078cm 4.56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6.867cm 4.7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7.225cm 4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54cm" svg:height="0.455cm" draw:transform="rotate (0.785398163397448) translate (7.363cm 4.4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6.993cm 4.7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2.078cm 4.56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1.867cm 4.7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2.225cm 4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54cm" svg:height="0.455cm" draw:transform="rotate (0.785398163397448) translate (2.363cm 4.4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1.993cm 4.7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29cm" svg:height="0.643cm" draw:transform="rotate (0.785398163397448) translate (2.113cm 8.02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1.902cm 8.2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1cm" draw:transform="rotate (0.785398163397448) translate (2.256cm 7.8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2.028cm 8.2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2.114cm 8.0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1.903cm 8.2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2.261cm 7.8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2.029cm 8.2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29cm" svg:height="0.643cm" draw:transform="rotate (0.785398163397448) translate (7.113cm 8.02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6.902cm 8.2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1cm" draw:transform="rotate (0.785398163397448) translate (7.256cm 7.8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7.028cm 8.2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7.114cm 8.0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6.903cm 8.2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7.261cm 7.8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7.029cm 8.2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29cm" svg:height="0.643cm" draw:transform="rotate (0.785398163397448) translate (12.113cm 8.02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11.902cm 8.2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1cm" draw:transform="rotate (0.785398163397448) translate (12.256cm 7.8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12.028cm 8.2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12.114cm 8.0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11.903cm 8.2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2.261cm 7.8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12.029cm 8.2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29cm" svg:height="0.643cm" draw:transform="rotate (0.785398163397448) translate (17.076cm 8.02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16.865cm 8.2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1cm" draw:transform="rotate (0.785398163397448) translate (17.219cm 7.8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16.991cm 8.2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17.077cm 8.0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16.866cm 8.2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7.224cm 7.8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16.992cm 8.2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424cm" svg:height="10cm" svg:x="1.577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905cm" svg:height="0.529cm" svg:x="1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svg:x="4.067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svg:x="1.147cm" svg:y="3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svg:x="4.246cm" svg:y="3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928cm" svg:height="0.928cm" draw:transform="rotate (1.5707963267949) translate (1.322cm 5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035cm" svg:height="0.22cm" draw:transform="rotate (1.5707963267949) translate (1.679cm 8.63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97cm" svg:height="0.597cm" draw:transform="rotate (1.5707963267949) translate (1.495cm 5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05cm" svg:height="0.529cm" draw:transform="rotate (1.5707963267949) translate (1.526cm 8.6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1.5707963267949) translate (1.32cm 5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1.5707963267949) translate (1.677cm 8.51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1.5707963267949) translate (1.494cm 5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424cm" svg:height="10cm" svg:x="6.577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905cm" svg:height="0.529cm" svg:x="6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svg:x="9.067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svg:x="6.147cm" svg:y="3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svg:x="9.246cm" svg:y="3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928cm" svg:height="0.928cm" draw:transform="rotate (1.5707963267949) translate (6.322cm 5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035cm" svg:height="0.22cm" draw:transform="rotate (1.5707963267949) translate (6.679cm 8.63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97cm" svg:height="0.597cm" draw:transform="rotate (1.5707963267949) translate (6.495cm 5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05cm" svg:height="0.529cm" draw:transform="rotate (1.5707963267949) translate (6.526cm 8.6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1.5707963267949) translate (6.32cm 5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1.5707963267949) translate (6.677cm 8.51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1.5707963267949) translate (6.494cm 5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12.468cm 4.7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424cm" svg:height="10cm" svg:x="11.576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905cm" svg:height="0.529cm" draw:transform="rotate (0.785398163397448) translate (11.037cm 4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0.785398163397448) translate (13.061cm 1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0.785398163397448) translate (11.248cm 4.19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0.785398163397448) translate (13.309cm 1.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12.675cm 4.9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12.319cm 4.5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54cm" svg:height="0.455cm" draw:transform="rotate (2.35619449019235) translate (12.31cm 4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2.35619449019235) translate (12.685cm 4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928cm" svg:height="0.928cm" draw:transform="rotate (1.5707963267949) translate (11.322cm 5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035cm" svg:height="0.22cm" draw:transform="rotate (1.5707963267949) translate (11.679cm 8.63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97cm" svg:height="0.597cm" draw:transform="rotate (1.5707963267949) translate (11.495cm 5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05cm" svg:height="0.529cm" draw:transform="rotate (1.5707963267949) translate (11.526cm 8.6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1.5707963267949) translate (11.32cm 5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1.5707963267949) translate (11.677cm 8.51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1.5707963267949) translate (11.494cm 5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17.431cm 4.7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424cm" svg:height="10cm" svg:x="16.539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905cm" svg:height="0.529cm" draw:transform="rotate (0.785398163397448) translate (16cm 4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0.785398163397448) translate (18.024cm 1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0.785398163397448) translate (16.211cm 4.19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0.785398163397448) translate (18.272cm 1.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17.638cm 4.9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17.282cm 4.5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54cm" svg:height="0.455cm" draw:transform="rotate (2.35619449019235) translate (17.273cm 4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54cm" svg:height="0.455cm" draw:transform="rotate (2.35619449019235) translate (17.648cm 4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928cm" svg:height="0.928cm" draw:transform="rotate (1.5707963267949) translate (16.285cm 5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035cm" svg:height="0.22cm" draw:transform="rotate (1.5707963267949) translate (16.642cm 8.63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97cm" svg:height="0.597cm" draw:transform="rotate (1.5707963267949) translate (16.458cm 5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05cm" svg:height="0.529cm" draw:transform="rotate (1.5707963267949) translate (16.489cm 8.6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1.5707963267949) translate (16.283cm 5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1.5707963267949) translate (16.64cm 8.51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1.5707963267949) translate (16.457cm 5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2.468cm 17.7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424cm" svg:height="10cm" svg:x="1.576cm" svg:y="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905cm" svg:height="0.529cm" draw:transform="rotate (0.785398163397448) translate (1.037cm 17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0.785398163397448) translate (3.061cm 14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0.785398163397448) translate (1.248cm 17.19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0.785398163397448) translate (3.309cm 14.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2.675cm 17.9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2.319cm 17.5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54cm" svg:height="0.455cm" draw:transform="rotate (2.35619449019235) translate (2.31cm 17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2.35619449019235) translate (2.685cm 17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29cm" svg:height="0.643cm" draw:transform="rotate (2.35619449019235) translate (2.471cm 21.86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2.679cm 22.0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1cm" draw:transform="rotate (2.35619449019235) translate (2.333cm 21.7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2.35619449019235) translate (2.689cm 21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2.469cm 21.86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2.677cm 22.0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2.32cm 21.7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2.35619449019235) translate (2.687cm 21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928cm" svg:height="0.928cm" draw:transform="rotate (0.785398163397448) translate (3.073cm 19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035cm" svg:height="0.22cm" draw:transform="rotate (0.785398163397448) translate (1.177cm 21.42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97cm" svg:height="0.597cm" draw:transform="rotate (0.785398163397448) translate (3.321cm 19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05cm" svg:height="0.529cm" draw:transform="rotate (0.785398163397448) translate (1.048cm 21.3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0.785398163397448) translate (3.071cm 19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0.785398163397448) translate (1.259cm 21.33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0.785398163397448) translate (3.321cm 19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7.431cm 17.7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424cm" svg:height="10cm" svg:x="6.539cm" svg:y="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905cm" svg:height="0.529cm" draw:transform="rotate (0.785398163397448) translate (6cm 17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0.785398163397448) translate (8.024cm 14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0.785398163397448) translate (6.211cm 17.19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0.785398163397448) translate (8.272cm 14.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7.638cm 17.9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7.282cm 17.5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54cm" svg:height="0.455cm" draw:transform="rotate (2.35619449019235) translate (7.273cm 17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54cm" svg:height="0.455cm" draw:transform="rotate (2.35619449019235) translate (7.648cm 17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29cm" svg:height="0.643cm" draw:transform="rotate (2.35619449019235) translate (7.434cm 21.86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7.642cm 22.0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1cm" draw:transform="rotate (2.35619449019235) translate (7.296cm 21.7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2.35619449019235) translate (7.652cm 21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7.432cm 21.86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7.64cm 22.0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7.283cm 21.7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54cm" svg:height="0.455cm" draw:transform="rotate (2.35619449019235) translate (7.65cm 21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928cm" svg:height="0.928cm" draw:transform="rotate (0.785398163397448) translate (8.036cm 19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035cm" svg:height="0.22cm" draw:transform="rotate (0.785398163397448) translate (6.14cm 21.42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97cm" svg:height="0.597cm" draw:transform="rotate (0.785398163397448) translate (8.284cm 19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05cm" svg:height="0.529cm" draw:transform="rotate (0.785398163397448) translate (6.011cm 21.3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0.785398163397448) translate (8.034cm 19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0.785398163397448) translate (6.222cm 21.33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0.785398163397448) translate (8.284cm 19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424cm" svg:height="10cm" svg:x="11.577cm" svg:y="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905cm" svg:height="0.529cm" svg:x="11cm" svg:y="16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svg:x="14.067cm" svg:y="1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svg:x="11.147cm" svg:y="16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svg:x="14.246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928cm" svg:height="0.928cm" draw:transform="rotate (0.785398163397448) translate (13.058cm 19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29cm" svg:height="0.643cm" draw:transform="rotate (2.35619449019235) translate (12.472cm 21.84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12.678cm 22.0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1cm" draw:transform="rotate (2.35619449019235) translate (12.333cm 21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2.35619449019235) translate (12.689cm 2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12.469cm 21.84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12.677cm 22.0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12.32cm 21.6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2.35619449019235) translate (12.687cm 2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035cm" svg:height="0.22cm" draw:transform="rotate (0.785398163397448) translate (11.162cm 21.41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97cm" svg:height="0.597cm" draw:transform="rotate (0.785398163397448) translate (13.306cm 19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05cm" svg:height="0.529cm" draw:transform="rotate (0.785398163397448) translate (11.033cm 21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0.785398163397448) translate (13.056cm 19.0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0.785398163397448) translate (11.244cm 21.33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0.785398163397448) translate (13.306cm 19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424cm" svg:height="10cm" svg:x="16.577cm" svg:y="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905cm" svg:height="0.529cm" svg:x="16cm" svg:y="16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svg:x="19.067cm" svg:y="1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svg:x="16.147cm" svg:y="16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svg:x="19.246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928cm" svg:height="0.928cm" draw:transform="rotate (0.785398163397448) translate (18.058cm 19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29cm" svg:height="0.643cm" draw:transform="rotate (2.35619449019235) translate (17.472cm 21.84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17.678cm 22.0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1cm" draw:transform="rotate (2.35619449019235) translate (17.333cm 21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2.35619449019235) translate (17.689cm 2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17.469cm 21.84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17.677cm 22.0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17.32cm 21.6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54cm" svg:height="0.455cm" draw:transform="rotate (2.35619449019235) translate (17.687cm 2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035cm" svg:height="0.22cm" draw:transform="rotate (0.785398163397448) translate (16.162cm 21.41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97cm" svg:height="0.597cm" draw:transform="rotate (0.785398163397448) translate (18.306cm 19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05cm" svg:height="0.529cm" draw:transform="rotate (0.785398163397448) translate (16.033cm 21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28cm" svg:height="0.928cm" draw:transform="rotate (0.785398163397448) translate (18.056cm 19.0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917cm" svg:height="0.22cm" draw:transform="rotate (0.785398163397448) translate (16.244cm 21.33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97cm" svg:height="0.597cm" draw:transform="rotate (0.785398163397448) translate (18.306cm 19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2:43:48.266000000</meta:creation-date>
    <dc:date>2024-03-24T16:44:39.940000000</dc:date>
    <meta:editing-duration>PT3H26M27S</meta:editing-duration>
    <meta:editing-cycles>2</meta:editing-cycles>
    <meta:generator>LibreOffice/7.5.0.3$Windows_X86_64 LibreOffice_project/c21113d003cd3efa8c53188764377a8272d9d6de</meta:generator>
    <meta:document-statistic meta:object-count="200"/>
  </office:meta>
</office:document-meta>
</file>